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tokoll Meilenstein 1, Fingerübung 3</text:p>
      <text:p text:style-name="Standard"/>
      <text:p text:style-name="Standard"/>
      <text:p text:style-name="Standard">Gruppenmitglieder: <text:s text:c="4"/>Claudia Jansen, Anastasia Lipkina, Norman Reszka, Rico Possienka </text:p>
      <text:p text:style-name="Standard"/>
      <text:p text:style-name="Standard"/>
      <text:p text:style-name="Standard"/>
      <text:p text:style-name="Standard"/>
      <text:p text:style-name="Standard">Hat man den Glassfish Server gestartet, so kann man unter Kofiguration &gt; Server-Config &gt; Sicherheit &gt; Bereiche &gt; file &gt; Benutzer Verwalten in die Benutzerverwaltung gelangen. </text:p>
      <text:p text:style-name="Standard"/>
      <text:p text:style-name="Standard">Alle Benutzer müssen hier angelegt werden und Gruppen zugeordnet werden. Die Gruppen des Benutzers geben ihn seine Role. </text:p>
      <text:p text:style-name="Standard"/>
      <text:p text:style-name="Standard">In der web.xml legt man Security Constrains an. Diesen Constrains weist man Roles zu. Das <text:s/>Constrain beinhaltet ein URL Pattern was den Pfad beschreibt den ich betreten darf. Darüber hinaus kann ich die Anfragerechte des Nutzers auf bestimmte HTTP Befehle wie POST oder GET beschränken. Wichtig ist „Enable Authentication Constraint“ zu aktivieren. Anschließend weise ich den Constrain eine Role zu. Die Roles kann man dann in der Glassfish-web.xml konfigurieren. </text:p>
      <text:p text:style-name="Standard"/>
      <text:p text:style-name="Standard">Aus der web.xml: </text:p>
      <text:p text:style-name="Standard"><text:s text:c="4"/>&lt;security-constraint&gt;</text:p>
      <text:p text:style-name="Standard"><text:s text:c="8"/>&lt;display-name&gt;AdminConstraint&lt;/display-name&gt;</text:p>
      <text:p text:style-name="Standard"><text:s text:c="8"/>&lt;web-resource-collection&gt;</text:p>
      <text:p text:style-name="Standard"><text:s text:c="12"/>&lt;web-resource-name&gt;Admin&lt;/web-resource-name&gt;</text:p>
      <text:p text:style-name="Standard"><text:s text:c="12"/>&lt;description/&gt;</text:p>
      <text:p text:style-name="Standard"><text:s text:c="12"/>&lt;url-pattern&gt;/secureAdmin/*&lt;/url-pattern&gt;</text:p>
      <text:p text:style-name="Standard"><text:s text:c="8"/>&lt;/web-resource-collection&gt;</text:p>
      <text:p text:style-name="Standard"><text:s text:c="8"/>&lt;web-resource-collection&gt;</text:p>
      <text:p text:style-name="Standard"><text:s text:c="12"/>&lt;web-resource-name&gt;User&lt;/web-resource-name&gt;</text:p>
      <text:p text:style-name="Standard"><text:s text:c="12"/>&lt;description/&gt;</text:p>
      <text:p text:style-name="Standard"><text:s text:c="12"/>&lt;url-pattern&gt;/secureUser/*&lt;/url-pattern&gt;</text:p>
      <text:p text:style-name="Standard"><text:s text:c="8"/>&lt;/web-resource-collection&gt;</text:p>
      <text:p text:style-name="Standard"><text:s text:c="8"/>&lt;auth-constraint&gt;</text:p>
      <text:p text:style-name="Standard"><text:s text:c="12"/>&lt;description/&gt;</text:p>
      <text:p text:style-name="Standard"><text:s text:c="12"/>&lt;role-name&gt;AdminRole&lt;/role-name&gt;</text:p>
      <text:p text:style-name="Standard"><text:s text:c="8"/>&lt;/auth-constraint&gt;</text:p>
      <text:p text:style-name="Standard"><text:s text:c="4"/>&lt;/security-constraint&gt;</text:p>
      <text:p text:style-name="Standard"/>
      <text:p text:style-name="Standard"/>
      <text:p text:style-name="Standard">Unter glassfish-web.xml kann man eine Role eine Group zuordnen. </text:p>
      <text:p text:style-name="Standard"/>
      <text:p text:style-name="Standard">Entweder kann man unter den principal-name Tag jeden User einzeln eine Role zuordnen, oder beim erstellen des Nutzers die Gruppe zuordnen und somit nicht für jeden Nutzer die Xml Datei anpassen muss, was für ein Produktive Website nicht sehr sinnvoll wäre. </text:p>
      <text:p text:style-name="Standard"/>
      <text:p text:style-name="Standard"/>
      <text:p text:style-name="Standard">Aus der Glassfish-web.xml: </text:p>
      <text:p text:style-name="Standard"><text:s text:c="2"/>&lt;security-role-mapping&gt;</text:p>
      <text:p text:style-name="Standard"><text:s text:c="4"/>&lt;role-name&gt;AdminRole&lt;/role-name&gt;</text:p>
      <text:p text:style-name="Standard"><text:s text:c="4"/>&lt;principal-name&gt;admin&lt;/principal-name&gt;</text:p>
      <text:p text:style-name="Standard"><text:s text:c="4"/>&lt;group-name&gt;AdminGroup&lt;/group-name&gt;</text:p>
      <text:p text:style-name="Standard"><text:soft-page-break/><text:s text:c="2"/>&lt;/security-role-mapping&gt;</text:p>
      <text:p text:style-name="Standard"><text:s text:c="2"/>&lt;security-role-mapping&gt;</text:p>
      <text:p text:style-name="Standard"><text:s text:c="4"/>&lt;role-name&gt;UserRole&lt;/role-name&gt;</text:p>
      <text:p text:style-name="Standard"><text:s text:c="4"/>&lt;principal-name&gt;user&lt;/principal-name&gt;</text:p>
      <text:p text:style-name="Standard"><text:s text:c="4"/>&lt;principal-name&gt;admin&lt;/principal-name&gt;</text:p>
      <text:p text:style-name="Standard"><text:s text:c="2"/>&lt;/security-role-mapping&gt;</text:p>
      <text:p text:style-name="Standard"/>
      <text:p text:style-name="Standard"/>
      <text:p text:style-name="Standard">Probleme: </text:p>
      <text:p text:style-name="Standard">Vermutlich weniger ein Problem als mehr ein Bug von Netbeans. Als ich meinen Security Ordner angelegt habe, habe ich ausversehen zunächst den Namen des Ordners Groß geschrieben, weswegen ich beim Aufruf der Seite eine 404 Meldung erhalten habe. Ich hab den Ordner dann unbenannt, hatte aber immernoch die gleiche Fehlermeldung. Ich hab dann nach langen Ausprobieren festgestellt, dass der Ordner zwar in der Projektstruktur klein war, aber nicht im Buildordner. Ich musste dann erst Netbeans stoppen, den Buildordner löschen und Netbeans dadurch zwingen, die gesamte Ordnerstruktur neu zu erstell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L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L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4T09:49:30</meta:creation-date>
    <dc:date>2011-11-04T15:29:07</dc:date>
    <meta:editing-duration>PT1H47M5S</meta:editing-duration>
    <meta:editing-cycles>16</meta:editing-cycles>
    <meta:generator>OpenOffice.org/3.3$Unix OpenOffice.org_project/330m20$Build-9567</meta:generator>
    <meta:document-statistic meta:table-count="0" meta:image-count="0" meta:object-count="0" meta:page-count="2" meta:paragraph-count="38" meta:word-count="301" meta:character-count="2824"/>
  </office:meta>
</office:document-meta>
</file>